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43800000438B669BEC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8.999cm" svg:x="1cm" svg:y="5.35cm">
          <draw:image xlink:href="Pictures/100002000000043800000438B669BEC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12-05T14:04:00.35</dc:date>
    <meta:document-statistic meta:object-count="1"/>
    <meta:generator>OpenOffice/4.1.15$Win32 OpenOffice.org_project/4115m2$Build-9813</meta:generator>
  </office:meta>
</office:document-meta>
</file>